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0adff" officeooo:paragraph-rsid="0010adff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0adff" officeooo:paragraph-rsid="0017ccbc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officeooo:rsid="0010adff" officeooo:paragraph-rsid="0010adff" style:language-asian="zxx" style:country-asian="none" style:language-complex="zxx" style:country-complex="none"/>
    </style:style>
    <style:style style:name="T1" style:family="text">
      <style:text-properties officeooo:rsid="0010ae56"/>
    </style:style>
    <style:style style:name="T2" style:family="text">
      <style:text-properties officeooo:rsid="00121e86"/>
    </style:style>
    <style:style style:name="T3" style:family="text">
      <style:text-properties officeooo:rsid="00122d06"/>
    </style:style>
    <style:style style:name="T4" style:family="text">
      <style:text-properties officeooo:rsid="0013cde5"/>
    </style:style>
    <style:style style:name="T5" style:family="text">
      <style:text-properties officeooo:rsid="001672ac"/>
    </style:style>
    <style:style style:name="T6" style:family="text">
      <style:text-properties officeooo:rsid="0017ccbc"/>
    </style:style>
    <style:style style:name="T7" style:family="text">
      <style:text-properties officeooo:rsid="0018e6b6"/>
    </style:style>
    <style:style style:name="T8" style:family="text">
      <style:text-properties officeooo:rsid="001a74eb"/>
    </style:style>
    <style:style style:name="T9" style:family="text">
      <style:text-properties officeooo:rsid="001c96d2"/>
    </style:style>
    <style:style style:name="T10" style:family="text">
      <style:text-properties officeooo:rsid="001db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outerMenu : <text:span text:style-name="T1">C'est ici que vous pouvez créer un nouveau menu soit en y ajoutant des plats, soit en reprenant un menu existant.</text:span></text:p>
      <text:p text:style-name="P1"/>
      <text:p text:style-name="P1">AjouterPlat : <text:span text:style-name="T4">Permet de créer un nouveau plat à partir des produits disponibles.</text:span></text:p>
      <text:p text:style-name="P1"/>
      <text:p text:style-name="P1">AjouterProduit : <text:span text:style-name="T2">Permet d'ajouter un produit à la base de données de l'application.</text:span></text:p>
      <text:p text:style-name="P1"/>
      <text:p text:style-name="P1">AjouterUtilisateur : <text:span text:style-name="T3">Permet d'ajouter un utilisateur à l'application.</text:span></text:p>
      <text:p text:style-name="P1"/>
      <text:p text:style-name="P1">Caisse : <text:span text:style-name="T3">Menu principal du caissier qui contient tout le nécéssaire au passage en caisse d'un client.</text:span></text:p>
      <text:p text:style-name="P1"/>
      <text:p text:style-name="P1">DefinitionMdpLog : <text:span text:style-name="T7">Définir le mot de passe d'un utilisateur.</text:span></text:p>
      <text:p text:style-name="P1"/>
      <text:p text:style-name="P1">GererMenu : <text:span text:style-name="T3">Permet d'attribuer un menu déjà existant à une date ultérieure.</text:span></text:p>
      <text:p text:style-name="P1"/>
      <text:p text:style-name="P1">GestionMenu : <text:span text:style-name="T4">Permet d'accéder à toutes les fonctionnalités de gestion des menus.</text:span></text:p>
      <text:p text:style-name="P1"/>
      <text:p text:style-name="P1">GestionPlat : <text:span text:style-name="T4">Permet d'accéder à toutes les fonctionnalités de gestion des plats.</text:span></text:p>
      <text:p text:style-name="P1"/>
      <text:p text:style-name="P1">GestionProduit : <text:span text:style-name="T4">Permet d'accéder à toutes les fonctionnalités de gestion de produits.</text:span></text:p>
      <text:p text:style-name="P1"/>
      <text:p text:style-name="P1">GestionUtilisateur : <text:span text:style-name="T4">Permet d'accéder à toutes les fonctionnalités de gestion des utilisateurs.</text:span></text:p>
      <text:p text:style-name="P1"/>
      <text:p text:style-name="P1">ModifierDateProduit : <text:span text:style-name="T5">Permet de modifier les dates de disponibilités d'un produit présent dans l'application.</text:span></text:p>
      <text:p text:style-name="P1"/>
      <text:p text:style-name="P1">ModifierDateUsager : <text:span text:style-name="T6">Permet de modifier la date de fin de contrat d'un utilisateur.</text:span></text:p>
      <text:p text:style-name="P1"/>
      <text:p text:style-name="P2">ModifierMDP : <text:span text:style-name="T3">Permet de changer le mot de passe d'un utilisateur de l'application.</text:span></text:p>
      <text:p text:style-name="P1"/>
      <text:p text:style-name="P1">ModifierMenu : <text:span text:style-name="T7">Permet de modifier les plats qui composent un menu existant.</text:span></text:p>
      <text:p text:style-name="P1"/>
      <text:p text:style-name="P1">ModifierPlat : <text:span text:style-name="T7">Permet de modifier un plat existant.</text:span></text:p>
      <text:p text:style-name="P1"/>
      <text:p text:style-name="P1">ModifierUsager : <text:span text:style-name="T8">Permet d'accéder à des fonctionnalités de modification d'attributs des utilisateurs.</text:span></text:p>
      <text:p text:style-name="P1"/>
      <text:p text:style-name="P1">UCBoisson : <text:span text:style-name="T9">Sélection des boissons choisies par les clients.</text:span></text:p>
      <text:p text:style-name="P1"/>
      <text:p text:style-name="P1">UCDessert : <text:span text:style-name="T9">Sélection des desserts choisis par les clients.</text:span></text:p>
      <text:p text:style-name="P1"/>
      <text:p text:style-name="P1">UCEntree : <text:span text:style-name="T9">Sélection des entrées choisies par les clients.</text:span></text:p>
      <text:p text:style-name="P1"/>
      <text:p text:style-name="P1">UCListRepas : <text:span text:style-name="T9">Permet de modifier un ticket de caisse.</text:span></text:p>
      <text:p text:style-name="P1"/>
      <text:p text:style-name="P1">UCPlat : <text:span text:style-name="T10">Sélection des plats choisis par les cli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54:21.984000000</meta:creation-date>
    <dc:date>2017-03-23T21:19:37.527000000</dc:date>
    <meta:editing-duration>PT2M2S</meta:editing-duration>
    <meta:editing-cycles>1</meta:editing-cycles>
    <meta:document-statistic meta:table-count="0" meta:image-count="0" meta:object-count="0" meta:page-count="1" meta:paragraph-count="22" meta:word-count="260" meta:character-count="1722" meta:non-whitespace-character-count="1484"/>
    <meta:generator>LibreOffice/5.2.4.2$Windows_X86_64 LibreOffice_project/3d5603e1122f0f102b62521720ab13a38a4e0eb0</meta:generator>
  </office:meta>
</office:document-meta>
</file>